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6.41pt" svg:y="34.47pt">
            <loext:p draw:notify-on-update-of-ranges="Sheet1.A1:Sheet1.A1 Sheet1.A2:Sheet1.A29 Sheet1.B1:Sheet1.B1 Sheet1.B2:Sheet1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7.9" calcext:value-type="float">
            <text:p>227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.4" calcext:value-type="float">
            <text:p>246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.5" calcext:value-type="float">
            <text:p>24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7.4" calcext:value-type="float">
            <text:p>267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.75" calcext:value-type="float">
            <text:p>293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2.88" calcext:value-type="float">
            <text:p>292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0.2" calcext:value-type="float">
            <text:p>29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2.2" calcext:value-type="float">
            <text:p>43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7.8" calcext:value-type="float">
            <text:p>447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.9" calcext:value-type="float">
            <text:p>488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3.4" calcext:value-type="float">
            <text:p>463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6.11" calcext:value-type="float">
            <text:p>476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23.57pt" svg:y="21.66pt">
            <loext:p draw:notify-on-update-of-ranges="Sheet2.A1:Sheet2.A1 Sheet2.A2:Sheet2.A29 Sheet2.B1:Sheet2.B1 Sheet2.B2:Sheet2.B29 Sheet2.C1:Sheet2.C1 Sheet2.C2:Sheet2.C29 Sheet2.A2:Sheet2.A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TL</text:p>
          </table:table-cell>
          <table:table-cell office:value-type="string" calcext:value-type="string">
            <text:p>DRTT</text:p>
          </table:table-cell>
          <table:table-cell office:value-type="string" calcext:value-type="string">
            <text:p>Modified Thompson: </text:p>
          </table:table-cell>
          <table:table-cell office:value-type="float" office:value="77.1510414796" calcext:value-type="float">
            <text:p>77.1510414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75" calcext:value-type="float">
            <text:p>62.7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05" calcext:value-type="float">
            <text:p>23.0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1" calcext:value-type="float">
            <text:p>128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5" calcext:value-type="float">
            <text:p>18.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" calcext:value-type="float">
            <text:p>17.9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35" calcext:value-type="float">
            <text:p>26.3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61" calcext:value-type="float">
            <text:p>0.86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88" calcext:value-type="float">
            <text:p>2.688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.6" calcext:value-type="float">
            <text:p>140.6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.6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1" calcext:value-type="float">
            <text:p>41.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5" calcext:value-type="float">
            <text:p>25.5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711" calcext:value-type="float">
            <text:p>12.71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7.1510414796" calcext:value-type="float">
            <text:p>77.151041479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111" calcext:value-type="float">
            <text:p>16.111</text:p>
          </table:table-cell>
          <table:table-cell office:value-type="float" office:value="77.1510414796" calcext:value-type="float">
            <text:p>77.15104147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0:03:10.098538128</meta:creation-date>
    <dc:date>2016-07-20T10:54:54.697250527</dc:date>
    <meta:editing-duration>PT20M6S</meta:editing-duration>
    <meta:editing-cycles>3</meta:editing-cycles>
    <meta:generator>LibreOffice/5.0.5.2$Linux_X86_64 LibreOffice_project/00m0$Build-2</meta:generator>
    <meta:document-statistic meta:table-count="2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2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1cm" svg:y="4.201cm" style:legend-expansion="high" chart:style-name="ch2"/>
        <chart:plot-area chart:style-name="ch3" table:cell-range-address="Sheet1.A1:Sheet1.B29" chart:data-source-has-labels="row" svg:x="0.797cm" svg:y="0.211cm" svg:width="13.377cm" svg:height="8.637cm">
          <chartooo:coordinate-region svg:x="1.604cm" svg:y="0.411cm" svg:width="12.38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B2:Sheet1.B29" chart:label-cell-address="Sheet1.B1:Sheet1.B1" chart:class="chart:scatter">
            <chart:domain table:cell-range-address="Sheet1.A2:Sheet1.A29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T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9</svg:desc>
                </draw:g>
              </table:table-cell>
              <table:table-cell office:value-type="float" office:value="62.75">
                <text:p>62.75</text:p>
                <draw:g>
                  <svg:desc>Sheet1.B2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7.9">
                <text:p>22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6.4">
                <text:p>24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67.4">
                <text:p>26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3.75">
                <text:p>293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2.88">
                <text:p>292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0.8">
                <text:p>43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7.8">
                <text:p>44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88.9">
                <text:p>48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63.4">
                <text:p>46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6.11">
                <text:p>476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55cm" svg:y="3.952cm" style:legend-expansion="high" chart:style-name="ch2"/>
        <chart:plot-area chart:style-name="ch3" table:cell-range-address="Sheet2.A1:Sheet2.C29" chart:data-source-has-labels="row" svg:x="0.32cm" svg:y="0.18cm" svg:width="10.815cm" svg:height="8.64cm">
          <chartooo:coordinate-region svg:x="0.941cm" svg:y="0.379cm" svg:width="9.8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9" chart:label-cell-address="Sheet2.B1:Sheet2.B1" chart:class="chart:scatter">
            <chart:domain table:cell-range-address="Sheet2.A2:Sheet2.A29"/>
            <chart:data-point chart:repeated="28"/>
          </chart:series>
          <chart:series chart:style-name="ch7" chart:values-cell-range-address="Sheet2.C2:Sheet2.C29" chart:label-cell-address="Sheet2.C1:Sheet2.C1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TT</text:p>
                <draw:g>
                  <svg:desc>Sheet2.B1:Sheet2.B1</svg:desc>
                </draw:g>
              </table:table-cell>
              <table:table-cell office:value-type="string">
                <text:p>Modified Thompson: 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29</svg:desc>
                </draw:g>
              </table:table-cell>
              <table:table-cell office:value-type="float" office:value="62.75">
                <text:p>62.75</text:p>
                <draw:g>
                  <svg:desc>Sheet2.B2:Sheet2.B29</svg:desc>
                </draw:g>
              </table:table-cell>
              <table:table-cell office:value-type="float" office:value="77.1510414796">
                <text:p>77.1510414796</text:p>
                <draw:g>
                  <svg:desc>Sheet2.C2:Sheet2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05">
                <text:p>23.0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8.1">
                <text:p>128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5">
                <text:p>18.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1">
                <text:p>3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.9">
                <text:p>17.9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.35">
                <text:p>26.3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1">
                <text:p>0.86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688">
                <text:p>2.688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0.6">
                <text:p>140.6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.1">
                <text:p>41.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.5">
                <text:p>25.5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711">
                <text:p>12.711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7.1510414796">
                <text:p>77.1510414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111">
                <text:p>16.111</text:p>
              </table:table-cell>
              <table:table-cell office:value-type="float" office:value="77.1510414796">
                <text:p>77.1510414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